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Noto Sans SC Regular" svg:font-family="'Noto Sans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Text_20_body">
      <style:paragraph-properties fo:margin-top="0.499cm" fo:margin-bottom="0cm" style:contextual-spacing="false" fo:text-align="center" style:justify-single-word="false"/>
    </style:style>
    <style:style style:name="P2" style:family="paragraph" style:parent-style-name="Title">
      <style:paragraph-properties fo:margin-top="0cm" fo:margin-bottom="0.21cm" style:contextual-spacing="false"/>
      <style:text-properties fo:font-size="24pt" style:font-size-asian="24pt" style:font-size-complex="24pt"/>
    </style:style>
    <style:style style:name="P3" style:family="paragraph" style:parent-style-name="Text_20_body">
      <loext:graphic-properties draw:fill-gradient-name="gradient" draw:fill-hatch-name="hatch"/>
      <style:paragraph-properties fo:margin-top="0cm" fo:margin-bottom="0.7cm" style:contextual-spacing="false" fo:text-align="center" style:justify-single-word="false"/>
    </style:style>
    <style:style style:name="P4" style:family="paragraph" style:parent-style-name="Text_20_body">
      <style:text-properties officeooo:paragraph-rsid="0026de99"/>
    </style:style>
    <style:style style:name="T1" style:family="text">
      <style:text-properties fo:font-style="italic" style:font-style-asian="italic" style:font-style-complex="italic"/>
    </style:style>
    <style:style style:name="T2" style:family="text">
      <style:text-properties fo:font-style="italic" officeooo:rsid="001e6640" style:font-style-asian="italic" style:font-style-complex="italic"/>
    </style:style>
    <style:style style:name="T3" style:family="text">
      <style:text-properties fo:font-style="italic" officeooo:rsid="002397a4" style:font-style-asian="italic" style:font-style-complex="italic"/>
    </style:style>
    <style:style style:name="T4" style:family="text">
      <style:text-properties officeooo:rsid="001d9300"/>
    </style:style>
    <style:style style:name="T5" style:family="text">
      <style:text-properties officeooo:rsid="001e6640"/>
    </style:style>
    <style:style style:name="T6" style:family="text">
      <style:text-properties officeooo:rsid="001e8591"/>
    </style:style>
    <style:style style:name="T7" style:family="text">
      <style:text-properties officeooo:rsid="001fc1e5"/>
    </style:style>
    <style:style style:name="T8" style:family="text">
      <style:text-properties officeooo:rsid="0021a028"/>
    </style:style>
    <style:style style:name="T9" style:family="text">
      <style:text-properties officeooo:rsid="002295d0"/>
    </style:style>
    <style:style style:name="T10" style:family="text">
      <style:text-properties officeooo:rsid="002397a4"/>
    </style:style>
    <style:style style:name="T11" style:family="text">
      <style:text-properties officeooo:rsid="002517fc"/>
    </style:style>
    <style:style style:name="T12" style:family="text">
      <style:text-properties officeooo:rsid="0026de9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ses ain’t Fortresses</text:p>
      <text:p text:style-name="P1"><text:span text:style-name="T1">Dirk Engel, </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T1">, Oct 9, 2022</text:span></text:p>
      <text:p text:style-name="P3"><text:a xlink:type="simple" xlink:href="https://github.com/dirkengel/" text:style-name="Internet_20_link" text:visited-style-name="Visited_20_Internet_20_Link"><text:span text:style-name="Internet_20_link">https://github.com/dirkengel/</text:span></text:a></text:p>
      <text:p text:style-name="Text_20_body"><text:bookmark text:name="tw-target-text2"/>Once the <text:span text:style-name="T4">process </text:span>instructions <text:span text:style-name="T4">are</text:span> clearly written down, it's easier to streamline each step and the entire sequence. The information can be shared with people and the procedure becomes reproducible. <text:bookmark text:name="tw-target-text3"/>Unfortunately, <text:span text:style-name="T4">while processes are obviously helpful, using </text:span>process definitions can also have <text:span text:style-name="T4">some pitfalls</text:span>.</text:p>
      <text:p text:style-name="Text_20_body">Example: This summer we took the train to the airport. The originally booked train and its replacement train were canceled, but as experienced travelers we are able to handle that. One last change to <text:span text:style-name="T7">finally reach the</text:span> destination, <text:span text:style-name="T7">onl</text:span>y ten more minutes to go. We get on the train and find four seats with table right away. Lucky family. A few minutes later the conductor asks us to leave our place, the air condition is out of order but there is a nice, cool carriage at the end of the train. Me: “Ah, sorry, may we stay for eight <text:span text:style-name="T7">more</text:span> minutes, we have to get off the next stop anyway?” He: “No.” Me: “?”. He: “I have to wrap this red and white barrier tape around the seats.” Me: “Eight minutes? We are OK with the <text:span text:style-name="T4">climatic</text:span> condition<text:span text:style-name="T4">s</text:span> and go<text:span text:style-name="T4">ing</text:span> through the <text:span text:style-name="T7">entire</text:span> train for the remaining short time <text:span text:style-name="T4">doesn’t make sense anyway</text:span>.” He: “I have to apply the barrier tape. <text:span text:style-name="T4">And by the way</text:span>, nobody but you had a problem with <text:span text:style-name="T4">that</text:span>.” So, we ended up with other passengers and lots of suitcases and backpacks in the corridor next to wrapped vacant seats :-(</text:p>
      <text:p text:style-name="Text_20_body"><text:bookmark text:name="tw-target-text4"/>In my opinion, this is just one <text:span text:style-name="T7">of many</text:span> example<text:span text:style-name="T7">s where</text:span> a process <text:span text:style-name="T8">is subconsciously used <text:s/>as </text:span><text:span text:style-name="T1">barrier</text:span> <text:span text:style-name="T9">to hide behind.</text:span> The process <text:span text:style-name="T10">serves</text:span> as line of defense to which one moves back, shrugs, and says “sorry, that’s not me, it’s the process that requires my (perhaps weird) action”. That’s neither reasonable nor the aim of <text:span text:style-name="T2">any</text:span> process. <text:span text:style-name="T10">A</text:span> process is <text:span text:style-name="T10">always</text:span> made for the people, not the other way around. Which people? <text:span text:style-name="T1">All</text:span> involved stakeholders. <text:span text:style-name="T10">In particular, we shouldn’t </text:span>forget the <text:span text:style-name="T5">potential </text:span>multiplicity of <text:span text:style-name="T1">single</text:span> stakeholder<text:span text:style-name="T5">s</text:span> – in this case the passengers or more general speaking <text:span text:style-name="T1">the users</text:span> can be a quite large group. <text:span text:style-name="T10">But</text:span> <text:span text:style-name="T5">even </text:span><text:span text:style-name="T10">taking this into account</text:span> <text:span text:style-name="T5">won’t</text:span> help prevent<text:span text:style-name="T10">ing</text:span> that a process is used as a shield. Why <text:span text:style-name="T10">does this happen at all?</text:span></text:p>
      <text:p text:style-name="P4"><text:span text:style-name="T10">In m</text:span>y <text:span text:style-name="T1">personal theory, </text:span><text:span text:style-name="T10">this is the case since </text:span>process<text:span text:style-name="T10">es are typically </text:span>written as a set of rules. <text:span text:style-name="T6">Because of</text:span> <text:span text:style-name="T11">that</text:span> commandment like style <text:span text:style-name="T12">which </text:span>speaks like a parent figure to our child ego state (transaction<text:span text:style-name="T6">al</text:span> analysis), it<text:span text:style-name="T11">s execution</text:span> often remains unquestioned. Some of us respond with a free child behavior (these guys who don’t care about processes) and some of us respond as adapted child and do whatever the process says without reflecting on the current situation. To avoid switching ego states and speaking to <text:span text:style-name="T12">somebody’s</text:span> <text:span text:style-name="T1">child</text:span> instead of talking with the <text:span text:style-name="T1">adult, </text:span>a simple statement at the beginning of each process definition may help: “<text:bookmark text:name="tw-target-text"/><text:span text:style-name="T1">Do not apply this process in situations where it violates common sense. Please report your specific situation so the process can be adjusted accordingly.</text:span>” At best, the potential adaptation is made along with a rationale for the change, to satisfy the <text:span text:style-name="T1">adult</text:span>’s interest in <text:span text:style-name="T1">why</text:span>.</text:p>
      <text:p text:style-name="Text_20_body">My conclusion: Processes ain’t fortresses. They are neither set in stone nor are they created to hide behi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Noto Sans SC Regular" svg:font-family="'Noto Sans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C Regular" style:font-size-asian="12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C Regular" style:font-size-asian="12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 fo:font-family="'Liberation Sans'" style:font-family-generic="roman" style:font-pitch="variable" style:font-name-asian="Liberation Sans1" style:font-family-asian="'Liberation Sans'" style:font-family-generic-asian="system" style:font-pitch-asian="variable" style:font-name-complex="Liberation Sans1" style:font-family-complex="'Liberation Sans'" style:font-family-generic-complex="system" style:font-pitch-complex="variable"/>
    </style:style>
    <style:style style:name="List" style:family="paragraph" style:parent-style-name="Text_20_body"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1"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cm" style: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cm" style:contextual-spacing="false"/>
      <style:text-properties fo:font-weight="bold" style:font-weight-asian="bold" style:font-weight-complex="bold"/>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cm" style:contextual-spacing="false" fo:text-align="center" style:justify-single-word="false"/>
      <style:text-properties fo:font-size="18pt" style:font-size-asian="18pt" style:font-size-complex="18pt"/>
    </style:style>
    <style:style style:name="Figure" style:family="paragraph" style:parent-style-name="caption" style:class="extra">
      <style:text-properties style:font-name="Liberation Sans" fo:font-family="'Liberation Sans'" style:font-family-generic="roman" style:font-pitch="variable" fo:font-size="11pt" style:font-name-asian="Liberation Sans1" style:font-family-asian="'Liberation Sans'" style:font-family-generic-asian="system" style:font-pitch-asian="variable" style:font-size-asian="11pt" style:font-name-complex="Liberation Sans1" style:font-family-complex="'Liberation Sans'" style:font-family-generic-complex="system" style:font-pitch-complex="variable" style:font-size-complex="11pt"/>
    </style:style>
    <style:style style:name="Frame_20_contents" style:display-name="Frame contents" style:family="paragraph" style:parent-style-name="Standard" style:class="extra"/>
    <style:style style:name="Fig." style:family="paragraph" style:parent-style-name="caption"/>
    <style:style style:name="table_20_of_20_figures" style:display-name="table of figures"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ngel, Dirk</meta:initial-creator>
    <meta:editing-cycles>10</meta:editing-cycles>
    <meta:creation-date>2022-10-10T05:51:00</meta:creation-date>
    <dc:date>2022-10-11T22:20:45.535069138</dc:date>
    <dc:language>en-US</dc:language>
    <meta:editing-duration>PT1H24M35S</meta:editing-duration>
    <meta:generator>LibreOffice/7.3.4.2$Linux_X86_64 LibreOffice_project/30$Build-2</meta:generator>
    <meta:document-statistic meta:table-count="0" meta:image-count="0" meta:object-count="0" meta:page-count="1" meta:paragraph-count="8" meta:word-count="545" meta:character-count="3218" meta:non-whitespace-character-count="2679"/>
    <meta:user-defined meta:name="AppVersion">16.0000</meta:user-defined>
    <meta:template xlink:type="simple" xlink:actuate="onRequest" xlink:title="Normal.dotm" xlink:href=""/>
  </office:meta>
</office:document-meta>
</file>